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2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15"/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15"/>
          <table:table-cell table:style-name="ce155" office:value-type="string" calcext:value-type="string">
            <text:p>onboard</text:p>
          </table:table-cell>
          <table:table-cell table:style-name="ce169"/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 office:value-type="string" calcext:value-type="string">
            <text:p>Kingston A2000 250Gb</text:p>
          </table:table-cell>
          <table:table-cell table:style-name="ce190" office:value-type="float" office:value="480000" calcext:value-type="float">
            <text:p>480,000 </text:p>
          </table:table-cell>
          <table:table-cell table:style-name="ce131"/>
          <table:table-cell table:style-name="ce177" table:number-columns-repeated="2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X26]-[Bugdet.X28]-[Bugdet.X29]-[Bugdet.X2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89" office:value-type="string" calcext:value-type="string">
            <text:p>FSP HV PRO 550W 85 Plus power supply</text:p>
          </table:table-cell>
          <table:table-cell table:style-name="ce190" office:value-type="float" office:value="695000" calcext:value-type="float">
            <text:p>695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X2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15"/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style-name="ce13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15"/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style-name="ce179"/>
          <table:table-cell table:style-name="ce177"/>
          <table:table-cell table:number-columns-repeated="11"/>
          <table:table-cell table:style-name="ce177" table:number-columns-repeated="26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89"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style-name="ce179"/>
          <table:table-cell table:style-name="ce177"/>
          <table:table-cell table:number-columns-repeated="16357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15"/>
          <table:table-cell table:style-name="ce177" table:number-columns-repeated="2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15"/>
          <table:table-cell table:style-name="ce95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11"/>
          <table:table-cell table:style-name="ce176" table:number-columns-repeated="26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15"/>
          <table:table-cell table:style-name="ce189"/>
          <table:table-cell table:style-name="ce190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15"/>
          <table:table-cell table:style-name="ce189"/>
          <table:table-cell table:style-name="ce244"/>
          <table:table-cell table:style-name="ce191"/>
          <table:table-cell table:style-name="ce179"/>
          <table:table-cell table:style-name="ce177"/>
          <table:table-cell table:number-columns-repeated="3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X20:.X3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70000" calcext:value-type="float">
            <text:p>670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4403801" calcext:value-type="float">
            <text:p>4,40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4403801" calcext:value-type="float">
            <text:p>4,40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4403801" calcext:value-type="float">
            <text:p>4,40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6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4403801" calcext:value-type="float">
            <text:p>4,40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8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9" table:number-rows-repeated="1048573">
          <table:table-cell table:number-columns-repeated="4"/>
        </table:table-row>
        <table:table-row table:style-name="ro9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9">
          <table:table-cell/>
          <table:table-cell table:style-name="Default" table:number-columns-repeated="2"/>
          <table:table-cell table:number-columns-repeated="61"/>
        </table:table-row>
        <table:table-row table:style-name="ro9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9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9">
          <table:table-cell table:number-columns-repeated="64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9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9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9" table:number-rows-repeated="2">
          <table:table-cell table:number-columns-repeated="64"/>
        </table:table-row>
        <table:table-row table:style-name="ro9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9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9" table:number-rows-repeated="104853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9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10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9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9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9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9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9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9" table:number-rows-repeated="1048570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1">
          <table:table-cell table:style-name="ce298" office:value-type="string" calcext:value-type="string">
            <text:p>Best Case</text:p>
          </table:table-cell>
        </table:table-row>
        <table:table-row table:style-name="ro9">
          <table:table-cell office:value-type="string" calcext:value-type="string">
            <text:p>ABKONCORE BABYLON</text:p>
          </table:table-cell>
        </table:table-row>
        <table:table-row table:style-name="ro9">
          <table:table-cell office:value-type="string" calcext:value-type="string">
            <text:p>AEROCOOL TRINITY MINI V2 BLACK – mATX</text:p>
          </table:table-cell>
        </table:table-row>
        <table:table-row table:style-name="ro9">
          <table:table-cell office:value-type="string" calcext:value-type="string">
            <text:p>be quiet! Black Pure Base 500 FX BLACK - Side Tempered Glass</text:p>
          </table:table-cell>
        </table:table-row>
        <table:table-row table:style-name="ro9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9">
          <table:table-cell table:number-columns-repeated="3"/>
        </table:table-row>
        <table:table-row table:style-name="ro9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9">
          <table:table-cell table:number-columns-repeated="3"/>
        </table:table-row>
        <table:table-row table:style-name="ro12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9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3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2T11:41:26.165606669</dc:date>
    <meta:editing-duration>P20DT1H27M43S</meta:editing-duration>
    <meta:editing-cycles>992</meta:editing-cycles>
    <meta:generator>LibreOffice/24.8.4.2$Linux_X86_64 LibreOffice_project/480$Build-2</meta:generator>
    <meta:document-statistic meta:table-count="18" meta:cell-count="1321" meta:object-count="0"/>
  </office:meta>
</office:document-meta>
</file>